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mple rate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400 baud</text:p>
          </table:table-cell>
          <table:table-cell table:formula="of:=1000000/2400" office:value-type="float" office:value="416.666666666667" calcext:value-type="float">
            <text:p>416.6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mples/bit</text:p>
          </table:table-cell>
          <table:table-cell table:formula="of:=[.D3]/[.D2]" office:value-type="float" office:value="6.51041666666667" calcext:value-type="float">
            <text:p>6.51041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arliest start</text:p>
          </table:table-cell>
          <table:table-cell office:value-type="string" calcext:value-type="string">
            <text:p>latest star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bitCounter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umulative</text:p>
          </table:table-cell>
        </table:table-row>
        <table:table-row table:style-name="ro1">
          <table:table-cell office:value-type="string" calcext:value-type="string">
            <text:p>1<text:span text:style-name="T1">st</text:span> low sample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table:formula="of:=([.B7]+[.C7])/2+[.$D$3]/2" office:value-type="float" office:value="176.333333333333" calcext:value-type="float">
            <text:p>176.333333333333</text:p>
          </table:table-cell>
          <table:table-cell table:formula="of:=[.D7]/[.$D$2]" office:value-type="float" office:value="2.75520833333333" calcext:value-type="float">
            <text:p>2.75520833333333</text:p>
          </table:table-cell>
          <table:table-cell table:formula="of:=ROUND([.E7];0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 0</text:p>
          </table:table-cell>
          <table:table-cell table:formula="of:=[.B7]+[.$D$3]" office:value-type="float" office:value="352.666666666667" calcext:value-type="float">
            <text:p>352.666666666667</text:p>
          </table:table-cell>
          <table:table-cell table:formula="of:=[.C7]+[.$D$3]" office:value-type="float" office:value="416.666666666667" calcext:value-type="float">
            <text:p>416.666666666667</text:p>
          </table:table-cell>
          <table:table-cell table:formula="of:=([.B8]+[.C8])/2+[.$D$3]/2" office:value-type="float" office:value="593" calcext:value-type="float">
            <text:p>593</text:p>
          </table:table-cell>
          <table:table-cell table:formula="of:=[.D8]/[.$D$2]" office:value-type="float" office:value="9.265625" calcext:value-type="float">
            <text:p>9.265625</text:p>
          </table:table-cell>
          <table:table-cell table:formula="of:=ROUND([.E8];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BITAND([.G8];1);7;6)" office:value-type="float" office:value="7" calcext:value-type="float">
            <text:p>7</text:p>
          </table:table-cell>
          <table:table-cell table:formula="of:=[.I7]+[.H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it 1</text:p>
          </table:table-cell>
          <table:table-cell table:formula="of:=[.B8]+[.$D$3]" office:value-type="float" office:value="769.333333333333" calcext:value-type="float">
            <text:p>769.333333333333</text:p>
          </table:table-cell>
          <table:table-cell table:formula="of:=[.C8]+[.$D$3]" office:value-type="float" office:value="833.333333333333" calcext:value-type="float">
            <text:p>833.333333333333</text:p>
          </table:table-cell>
          <table:table-cell table:formula="of:=([.B9]+[.C9])/2+[.$D$3]/2" office:value-type="float" office:value="1009.66666666667" calcext:value-type="float">
            <text:p>1009.66666666667</text:p>
          </table:table-cell>
          <table:table-cell table:formula="of:=[.D9]/[.$D$2]" office:value-type="float" office:value="15.7760416666667" calcext:value-type="float">
            <text:p>15.7760416666667</text:p>
          </table:table-cell>
          <table:table-cell table:formula="of:=ROUND([.E9];0)" office:value-type="float" office:value="16" calcext:value-type="float">
            <text:p>16</text:p>
          </table:table-cell>
          <table:table-cell table:formula="of:=[.G8]+1" office:value-type="float" office:value="2" calcext:value-type="float">
            <text:p>2</text:p>
          </table:table-cell>
          <table:table-cell table:formula="of:=IF(BITAND([.G9];1);7;6)" office:value-type="float" office:value="6" calcext:value-type="float">
            <text:p>6</text:p>
          </table:table-cell>
          <table:table-cell table:formula="of:=[.I8]+[.H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it 2</text:p>
          </table:table-cell>
          <table:table-cell table:formula="of:=[.B9]+[.$D$3]" office:value-type="float" office:value="1186" calcext:value-type="float">
            <text:p>1186</text:p>
          </table:table-cell>
          <table:table-cell table:formula="of:=[.C9]+[.$D$3]" office:value-type="float" office:value="1250" calcext:value-type="float">
            <text:p>1250</text:p>
          </table:table-cell>
          <table:table-cell table:formula="of:=([.B10]+[.C10])/2+[.$D$3]/2" office:value-type="float" office:value="1426.33333333333" calcext:value-type="float">
            <text:p>1426.33333333333</text:p>
          </table:table-cell>
          <table:table-cell table:formula="of:=[.D10]/[.$D$2]" office:value-type="float" office:value="22.2864583333333" calcext:value-type="float">
            <text:p>22.2864583333333</text:p>
          </table:table-cell>
          <table:table-cell table:formula="of:=ROUND([.E10];0)" office:value-type="float" office:value="22" calcext:value-type="float">
            <text:p>22</text:p>
          </table:table-cell>
          <table:table-cell table:formula="of:=[.G9]+1" office:value-type="float" office:value="3" calcext:value-type="float">
            <text:p>3</text:p>
          </table:table-cell>
          <table:table-cell table:formula="of:=IF(BITAND([.G10];1);7;6)" office:value-type="float" office:value="7" calcext:value-type="float">
            <text:p>7</text:p>
          </table:table-cell>
          <table:table-cell table:formula="of:=[.I9]+[.H9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it 3</text:p>
          </table:table-cell>
          <table:table-cell table:formula="of:=[.B10]+[.$D$3]" office:value-type="float" office:value="1602.66666666667" calcext:value-type="float">
            <text:p>1602.66666666667</text:p>
          </table:table-cell>
          <table:table-cell table:formula="of:=[.C10]+[.$D$3]" office:value-type="float" office:value="1666.66666666667" calcext:value-type="float">
            <text:p>1666.66666666667</text:p>
          </table:table-cell>
          <table:table-cell table:formula="of:=([.B11]+[.C11])/2+[.$D$3]/2" office:value-type="float" office:value="1843" calcext:value-type="float">
            <text:p>1843</text:p>
          </table:table-cell>
          <table:table-cell table:formula="of:=[.D11]/[.$D$2]" office:value-type="float" office:value="28.796875" calcext:value-type="float">
            <text:p>28.796875</text:p>
          </table:table-cell>
          <table:table-cell table:formula="of:=ROUND([.E11];0)" office:value-type="float" office:value="29" calcext:value-type="float">
            <text:p>29</text:p>
          </table:table-cell>
          <table:table-cell table:formula="of:=[.G10]+1" office:value-type="float" office:value="4" calcext:value-type="float">
            <text:p>4</text:p>
          </table:table-cell>
          <table:table-cell table:formula="of:=IF(BITAND([.G11];1);7;6)" office:value-type="float" office:value="6" calcext:value-type="float">
            <text:p>6</text:p>
          </table:table-cell>
          <table:table-cell table:formula="of:=[.I10]+[.H10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it 4</text:p>
          </table:table-cell>
          <table:table-cell table:formula="of:=[.B11]+[.$D$3]" office:value-type="float" office:value="2019.33333333333" calcext:value-type="float">
            <text:p>2019.33333333333</text:p>
          </table:table-cell>
          <table:table-cell table:formula="of:=[.C11]+[.$D$3]" office:value-type="float" office:value="2083.33333333333" calcext:value-type="float">
            <text:p>2083.33333333333</text:p>
          </table:table-cell>
          <table:table-cell table:formula="of:=([.B12]+[.C12])/2+[.$D$3]/2" office:value-type="float" office:value="2259.66666666667" calcext:value-type="float">
            <text:p>2259.66666666667</text:p>
          </table:table-cell>
          <table:table-cell table:formula="of:=[.D12]/[.$D$2]" office:value-type="float" office:value="35.3072916666667" calcext:value-type="float">
            <text:p>35.3072916666667</text:p>
          </table:table-cell>
          <table:table-cell table:formula="of:=ROUND([.E12];0)" office:value-type="float" office:value="35" calcext:value-type="float">
            <text:p>35</text:p>
          </table:table-cell>
          <table:table-cell table:formula="of:=[.G11]+1" office:value-type="float" office:value="5" calcext:value-type="float">
            <text:p>5</text:p>
          </table:table-cell>
          <table:table-cell table:formula="of:=IF(BITAND([.G12];1);7;6)" office:value-type="float" office:value="7" calcext:value-type="float">
            <text:p>7</text:p>
          </table:table-cell>
          <table:table-cell table:formula="of:=[.I11]+[.H11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t 5</text:p>
          </table:table-cell>
          <table:table-cell table:formula="of:=[.B12]+[.$D$3]" office:value-type="float" office:value="2436" calcext:value-type="float">
            <text:p>2436</text:p>
          </table:table-cell>
          <table:table-cell table:formula="of:=[.C12]+[.$D$3]" office:value-type="float" office:value="2500" calcext:value-type="float">
            <text:p>2500</text:p>
          </table:table-cell>
          <table:table-cell table:formula="of:=([.B13]+[.C13])/2+[.$D$3]/2" office:value-type="float" office:value="2676.33333333333" calcext:value-type="float">
            <text:p>2676.33333333333</text:p>
          </table:table-cell>
          <table:table-cell table:formula="of:=[.D13]/[.$D$2]" office:value-type="float" office:value="41.8177083333333" calcext:value-type="float">
            <text:p>41.8177083333333</text:p>
          </table:table-cell>
          <table:table-cell table:formula="of:=ROUND([.E13];0)" office:value-type="float" office:value="42" calcext:value-type="float">
            <text:p>42</text:p>
          </table:table-cell>
          <table:table-cell table:formula="of:=[.G12]+1" office:value-type="float" office:value="6" calcext:value-type="float">
            <text:p>6</text:p>
          </table:table-cell>
          <table:table-cell table:formula="of:=IF(BITAND([.G13];1);7;6)" office:value-type="float" office:value="6" calcext:value-type="float">
            <text:p>6</text:p>
          </table:table-cell>
          <table:table-cell table:formula="of:=[.I12]+[.H12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it 6</text:p>
          </table:table-cell>
          <table:table-cell table:formula="of:=[.B13]+[.$D$3]" office:value-type="float" office:value="2852.66666666667" calcext:value-type="float">
            <text:p>2852.66666666667</text:p>
          </table:table-cell>
          <table:table-cell table:formula="of:=[.C13]+[.$D$3]" office:value-type="float" office:value="2916.66666666667" calcext:value-type="float">
            <text:p>2916.66666666667</text:p>
          </table:table-cell>
          <table:table-cell table:formula="of:=([.B14]+[.C14])/2+[.$D$3]/2" office:value-type="float" office:value="3093" calcext:value-type="float">
            <text:p>3093</text:p>
          </table:table-cell>
          <table:table-cell table:formula="of:=[.D14]/[.$D$2]" office:value-type="float" office:value="48.328125" calcext:value-type="float">
            <text:p>48.328125</text:p>
          </table:table-cell>
          <table:table-cell table:formula="of:=ROUND([.E14];0)" office:value-type="float" office:value="48" calcext:value-type="float">
            <text:p>48</text:p>
          </table:table-cell>
          <table:table-cell table:formula="of:=[.G13]+1" office:value-type="float" office:value="7" calcext:value-type="float">
            <text:p>7</text:p>
          </table:table-cell>
          <table:table-cell table:formula="of:=IF(BITAND([.G14];1);7;6)" office:value-type="float" office:value="7" calcext:value-type="float">
            <text:p>7</text:p>
          </table:table-cell>
          <table:table-cell table:formula="of:=[.I13]+[.H13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it 7</text:p>
          </table:table-cell>
          <table:table-cell table:formula="of:=[.B14]+[.$D$3]" office:value-type="float" office:value="3269.33333333333" calcext:value-type="float">
            <text:p>3269.33333333333</text:p>
          </table:table-cell>
          <table:table-cell table:formula="of:=[.C14]+[.$D$3]" office:value-type="float" office:value="3333.33333333333" calcext:value-type="float">
            <text:p>3333.33333333333</text:p>
          </table:table-cell>
          <table:table-cell table:formula="of:=([.B15]+[.C15])/2+[.$D$3]/2" office:value-type="float" office:value="3509.66666666667" calcext:value-type="float">
            <text:p>3509.66666666667</text:p>
          </table:table-cell>
          <table:table-cell table:formula="of:=[.D15]/[.$D$2]" office:value-type="float" office:value="54.8385416666667" calcext:value-type="float">
            <text:p>54.8385416666667</text:p>
          </table:table-cell>
          <table:table-cell table:formula="of:=ROUND([.E15];0)" office:value-type="float" office:value="55" calcext:value-type="float">
            <text:p>55</text:p>
          </table:table-cell>
          <table:table-cell table:formula="of:=[.G14]+1" office:value-type="float" office:value="8" calcext:value-type="float">
            <text:p>8</text:p>
          </table:table-cell>
          <table:table-cell table:formula="of:=IF(BITAND([.G15];1);7;6)" office:value-type="float" office:value="6" calcext:value-type="float">
            <text:p>6</text:p>
          </table:table-cell>
          <table:table-cell table:formula="of:=[.I14]+[.H14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top bit</text:p>
          </table:table-cell>
          <table:table-cell table:formula="of:=[.B15]+[.$D$3]" office:value-type="float" office:value="3686" calcext:value-type="float">
            <text:p>3686</text:p>
          </table:table-cell>
          <table:table-cell table:formula="of:=[.C15]+[.$D$3]" office:value-type="float" office:value="3750" calcext:value-type="float">
            <text:p>3750</text:p>
          </table:table-cell>
          <table:table-cell table:formula="of:=([.B16]+[.C16])/2+[.$D$3]/2" office:value-type="float" office:value="3926.33333333333" calcext:value-type="float">
            <text:p>3926.33333333333</text:p>
          </table:table-cell>
          <table:table-cell table:formula="of:=[.D16]/[.$D$2]" office:value-type="float" office:value="61.3489583333333" calcext:value-type="float">
            <text:p>61.3489583333333</text:p>
          </table:table-cell>
          <table:table-cell table:formula="of:=ROUND([.E16];0)" office:value-type="float" office:value="61" calcext:value-type="float">
            <text:p>61</text:p>
          </table:table-cell>
          <table:table-cell table:formula="of:=[.G15]+1" office:value-type="float" office:value="9" calcext:value-type="float">
            <text:p>9</text:p>
          </table:table-cell>
          <table:table-cell table:formula="of:=IF(BITAND([.G16];1);7;6)" office:value-type="float" office:value="7" calcext:value-type="float">
            <text:p>7</text:p>
          </table:table-cell>
          <table:table-cell table:formula="of:=[.I15]+[.H15]"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7:34:55.633293206</meta:creation-date>
    <dc:date>2022-09-08T20:52:14.644781568</dc:date>
    <meta:editing-duration>PT1H45M57S</meta:editing-duration>
    <meta:editing-cycles>2</meta:editing-cycles>
    <meta:generator>LibreOffice/7.3.5.2$Linux_X86_64 LibreOffice_project/30$Build-2</meta:generator>
    <meta:document-statistic meta:table-count="1" meta:cell-count="104" meta:object-count="0"/>
  </office:meta>
</office:document-meta>
</file>